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28pt" officeooo:rsid="0020b786" officeooo:paragraph-rsid="0020b786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1e6acb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1e6acb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1pt" officeooo:rsid="001e6acb" officeooo:paragraph-rsid="001e6acb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1e7ed" style:font-size-asian="15pt" style:font-size-complex="15pt"/>
    </style:style>
    <style:style style:name="T3" style:family="text">
      <style:text-properties style:use-window-font-color="true" loext:opacity="0%" fo:font-size="11pt" officeooo:rsid="001e6acb" style:font-size-asian="11pt" style:font-size-complex="11pt"/>
    </style:style>
    <style:style style:name="T4" style:family="text">
      <style:text-properties style:use-window-font-color="true" loext:opacity="0%" fo:font-size="11pt" style:font-size-asian="11pt" style:font-size-complex="11pt"/>
    </style:style>
    <style:style style:name="T5" style:family="text">
      <style:text-properties style:use-window-font-color="true" loext:opacity="0%" fo:font-size="11pt" officeooo:rsid="00204be5" style:font-size-asian="11pt" style:font-size-complex="11pt"/>
    </style:style>
    <style:style style:name="T6" style:family="text">
      <style:text-properties style:use-window-font-color="true" loext:opacity="0%" fo:font-size="28pt" officeooo:rsid="000dd961" style:font-size-asian="28pt" style:font-size-complex="28pt"/>
    </style:style>
    <style:style style:name="T7" style:family="text">
      <style:text-properties style:use-window-font-color="true" loext:opacity="0%" fo:font-size="28pt" officeooo:rsid="0020b786" style:font-size-asian="28pt" style:font-size-complex="28pt"/>
    </style:style>
    <style:style style:name="T8" style:family="text">
      <style:text-properties style:use-window-font-color="true" loext:opacity="0%" fo:font-size="28pt" officeooo:rsid="001e6acb" style:font-size-asian="28pt" style:font-size-complex="28pt"/>
    </style:style>
    <style:style style:name="T9" style:family="text">
      <style:text-properties style:use-window-font-color="true" loext:opacity="0%" fo:font-size="11pt" officeooo:rsid="0020b786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P Laptop 17-by</text:span><text:span text:style-name="T2">1</text:span></text:p>
      <text:p text:style-name="P2">Battery ✅</text:p>
      <text:p text:style-name="P3"><text:span text:style-name="T3">8</text:span><text:span text:style-name="T4">GB RAM </text:span><text:span text:style-name="T5">128GB SSD</text:span></text:p>
      <text:p text:style-name="P4">​</text:p>
      <text:p text:style-name="P3"><text:span text:style-name="T6">i</text:span><text:span text:style-name="T7">3</text:span><text:span text:style-name="T6">-</text:span><text:span text:style-name="T7">8130</text:span><text:span text:style-name="T8">U</text:span><text:span text:style-name="T9">2</text:span><text:span text:style-name="T3">.</text:span><text:span text:style-name="T9">2</text:span><text:span text:style-name="T3">0GHz</text:span></text:p>
      <text:p text:style-name="P4">Bios Unlock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0-09T14:33:54.994671000</meta:print-date>
    <dc:date>2025-10-09T14:46:08.620045400</dc:date>
    <meta:editing-duration>P6DT18H36M55S</meta:editing-duration>
    <meta:editing-cycles>6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6" meta:word-count="12" meta:character-count="71" meta:non-whitespace-character-count="63"/>
  </office:meta>
</office:document-meta>
</file>